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Primeira Versão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9"/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0.0000014" calcext:value-type="float">
            <text:p>1,40E-06</text:p>
          </table:table-cell>
          <table:table-cell table:number-columns-repeated="2" table:style-name="ce3" office:value-type="float" office:value="0.0000012" calcext:value-type="float">
            <text:p>1,20E-06</text:p>
          </table:table-cell>
          <table:table-cell table:style-name="ce3" office:value-type="float" office:value="0.0000015" calcext:value-type="float">
            <text:p>1,50E-06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2" table:style-name="ce3" office:value-type="float" office:value="0.0000013" calcext:value-type="float">
            <text:p>1,30E-06</text:p>
          </table:table-cell>
          <table:table-cell table:style-name="ce3" office:value-type="float" office:value="0.0000016" calcext:value-type="float">
            <text:p>1,60E-06</text:p>
          </table:table-cell>
          <table:table-cell table:number-columns-repeated="2" table:style-name="ce3" office:value-type="float" office:value="0.0000011" calcext:value-type="float">
            <text:p>1,10E-06</text:p>
          </table:table-cell>
          <table:table-cell table:formula="of:=MEDIAN([.C2:.K2])" office:value-type="float" office:value="0.0000013" calcext:value-type="float">
            <text:p>1,3E-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" office:value-type="float" office:value="0.0000022" calcext:value-type="float">
            <text:p>2,20E-06</text:p>
          </table:table-cell>
          <table:table-cell table:style-name="ce3" office:value-type="float" office:value="0.0000014" calcext:value-type="float">
            <text:p>1,40E-06</text:p>
          </table:table-cell>
          <table:table-cell table:style-name="ce3" office:value-type="float" office:value="0.0000023" calcext:value-type="float">
            <text:p>2,30E-06</text:p>
          </table:table-cell>
          <table:table-cell table:style-name="ce3" office:value-type="float" office:value="0.0000024" calcext:value-type="float">
            <text:p>2,40E-06</text:p>
          </table:table-cell>
          <table:table-cell table:style-name="ce3" office:value-type="float" office:value="0.0000021" calcext:value-type="float">
            <text:p>2,10E-06</text:p>
          </table:table-cell>
          <table:table-cell table:style-name="ce3" office:value-type="float" office:value="0.0000026" calcext:value-type="float">
            <text:p>2,60E-06</text:p>
          </table:table-cell>
          <table:table-cell table:style-name="ce3" office:value-type="float" office:value="0.0000016" calcext:value-type="float">
            <text:p>1,60E-06</text:p>
          </table:table-cell>
          <table:table-cell table:number-columns-repeated="2" table:style-name="ce3" office:value-type="float" office:value="0.0000023" calcext:value-type="float">
            <text:p>2,30E-06</text:p>
          </table:table-cell>
          <table:table-cell table:style-name="ce3" office:value-type="float" office:value="0.0000019" calcext:value-type="float">
            <text:p>1,90E-06</text:p>
          </table:table-cell>
          <table:table-cell table:formula="of:=MEDIAN([.C3:.K3])" office:value-type="float" office:value="0.0000023" calcext:value-type="float">
            <text:p>2,3E-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3" office:value-type="float" office:value="0.0000288" calcext:value-type="float">
            <text:p>2,88E-05</text:p>
          </table:table-cell>
          <table:table-cell table:style-name="ce3" office:value-type="float" office:value="0.0000057" calcext:value-type="float">
            <text:p>5,70E-06</text:p>
          </table:table-cell>
          <table:table-cell table:number-columns-repeated="2" table:style-name="ce3" office:value-type="float" office:value="0.0000051" calcext:value-type="float">
            <text:p>5,10E-06</text:p>
          </table:table-cell>
          <table:table-cell table:style-name="ce3" office:value-type="float" office:value="0.0000053" calcext:value-type="float">
            <text:p>5,30E-06</text:p>
          </table:table-cell>
          <table:table-cell table:style-name="ce3" office:value-type="float" office:value="0.0000051" calcext:value-type="float">
            <text:p>5,10E-06</text:p>
          </table:table-cell>
          <table:table-cell table:style-name="ce3" office:value-type="float" office:value="0.000005" calcext:value-type="float">
            <text:p>5,00E-06</text:p>
          </table:table-cell>
          <table:table-cell table:style-name="ce3" office:value-type="float" office:value="0.0000049" calcext:value-type="float">
            <text:p>4,90E-06</text:p>
          </table:table-cell>
          <table:table-cell table:style-name="ce3" office:value-type="float" office:value="0.0000046" calcext:value-type="float">
            <text:p>4,60E-06</text:p>
          </table:table-cell>
          <table:table-cell table:style-name="ce3" office:value-type="float" office:value="0.000005" calcext:value-type="float">
            <text:p>5,00E-06</text:p>
          </table:table-cell>
          <table:table-cell table:formula="of:=MEDIAN([.C4:.K4])" office:value-type="float" office:value="0.0000051" calcext:value-type="float">
            <text:p>5,1E-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float" office:value="0.0000054" calcext:value-type="float">
            <text:p>5,40E-06</text:p>
          </table:table-cell>
          <table:table-cell table:style-name="ce3" office:value-type="float" office:value="0.0000069" calcext:value-type="float">
            <text:p>6,90E-06</text:p>
          </table:table-cell>
          <table:table-cell table:style-name="ce3" office:value-type="float" office:value="0.0000053" calcext:value-type="float">
            <text:p>5,30E-06</text:p>
          </table:table-cell>
          <table:table-cell table:style-name="ce3" office:value-type="float" office:value="0.0000055" calcext:value-type="float">
            <text:p>5,50E-06</text:p>
          </table:table-cell>
          <table:table-cell table:style-name="ce3" office:value-type="float" office:value="0.0000056" calcext:value-type="float">
            <text:p>5,60E-06</text:p>
          </table:table-cell>
          <table:table-cell table:style-name="ce3" office:value-type="float" office:value="0.0000059" calcext:value-type="float">
            <text:p>5,90E-06</text:p>
          </table:table-cell>
          <table:table-cell table:style-name="ce3" office:value-type="float" office:value="0.0000056" calcext:value-type="float">
            <text:p>5,60E-06</text:p>
          </table:table-cell>
          <table:table-cell table:style-name="ce3" office:value-type="float" office:value="0.000006" calcext:value-type="float">
            <text:p>6,00E-06</text:p>
          </table:table-cell>
          <table:table-cell table:style-name="ce3" office:value-type="float" office:value="0.0000055" calcext:value-type="float">
            <text:p>5,50E-06</text:p>
          </table:table-cell>
          <table:table-cell table:style-name="ce3" office:value-type="float" office:value="0.0000057" calcext:value-type="float">
            <text:p>5,70E-06</text:p>
          </table:table-cell>
          <table:table-cell table:formula="of:=MEDIAN([.C5:.K5])" office:value-type="float" office:value="0.0000056" calcext:value-type="float">
            <text:p>5,6E-0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3" office:value-type="float" office:value="0.0000055" calcext:value-type="float">
            <text:p>5,50E-06</text:p>
          </table:table-cell>
          <table:table-cell table:style-name="ce3" office:value-type="float" office:value="0.000006" calcext:value-type="float">
            <text:p>6,00E-06</text:p>
          </table:table-cell>
          <table:table-cell table:style-name="ce3" office:value-type="float" office:value="0.0000059" calcext:value-type="float">
            <text:p>5,90E-06</text:p>
          </table:table-cell>
          <table:table-cell table:style-name="ce3" office:value-type="float" office:value="0.0000062" calcext:value-type="float">
            <text:p>6,20E-06</text:p>
          </table:table-cell>
          <table:table-cell table:style-name="ce3" office:value-type="float" office:value="0.0000057" calcext:value-type="float">
            <text:p>5,70E-06</text:p>
          </table:table-cell>
          <table:table-cell table:style-name="ce3" office:value-type="float" office:value="0.0000051" calcext:value-type="float">
            <text:p>5,10E-06</text:p>
          </table:table-cell>
          <table:table-cell table:style-name="ce3" office:value-type="float" office:value="0.0000058" calcext:value-type="float">
            <text:p>5,80E-06</text:p>
          </table:table-cell>
          <table:table-cell table:style-name="ce3" office:value-type="float" office:value="0.0000056" calcext:value-type="float">
            <text:p>5,60E-06</text:p>
          </table:table-cell>
          <table:table-cell table:style-name="ce3" office:value-type="float" office:value="0.0000057" calcext:value-type="float">
            <text:p>5,70E-06</text:p>
          </table:table-cell>
          <table:table-cell table:style-name="ce3" office:value-type="float" office:value="0.0000058" calcext:value-type="float">
            <text:p>5,80E-06</text:p>
          </table:table-cell>
          <table:table-cell table:formula="of:=MEDIAN([.C6:.K6])" office:value-type="float" office:value="0.0000058" calcext:value-type="float">
            <text:p>5,8E-0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ervid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t 1</text:p>
          </table:table-cell>
          <table:table-cell table:number-columns-repeated="2"/>
          <table:table-cell office:value-type="string" calcext:value-type="string">
            <text:p>Part 2</text:p>
          </table:table-cell>
          <table:table-cell table:number-columns-repeated="2"/>
          <table:table-cell office:value-type="string" calcext:value-type="string">
            <text:p>Part 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0943" calcext:value-type="float">
            <text:p>0,00109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0335" calcext:value-type="float">
            <text:p>0,00103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0394" calcext:value-type="float">
            <text:p>0,0010394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825" calcext:value-type="float">
            <text:p>0,0082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8239" calcext:value-type="float">
            <text:p>0,00823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8195" calcext:value-type="float">
            <text:p>0,00819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3765" calcext:value-type="float">
            <text:p>0,1376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34892" calcext:value-type="float">
            <text:p>0,13489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33133" calcext:value-type="float">
            <text:p>0,133133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96608" calcext:value-type="float">
            <text:p>1,9660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7894" calcext:value-type="float">
            <text:p>1,789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9721" calcext:value-type="float">
            <text:p>1,9721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.99765" calcext:value-type="float">
            <text:p>7,9976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7.96247" calcext:value-type="float">
            <text:p>7,9624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7.6181" calcext:value-type="float">
            <text:p>7,6181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Cas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t 1</text:p>
          </table:table-cell>
          <table:table-cell table:number-columns-repeated="2"/>
          <table:table-cell office:value-type="string" calcext:value-type="string">
            <text:p>Part 2</text:p>
          </table:table-cell>
          <table:table-cell table:number-columns-repeated="2"/>
          <table:table-cell office:value-type="string" calcext:value-type="string">
            <text:p>Part 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13475 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.0148221 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.0013122 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16013 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148221 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111286 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475734 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47853 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242349 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3.56902 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3.54518 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.82514 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2.168" calcext:value-type="float">
            <text:p>32,16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0.544" calcext:value-type="float">
            <text:p>30,544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6.18717 </text:p>
          </table:table-cell>
          <table:table-cell table:number-columns-repeated="4"/>
        </table:table-row>
      </table:table>
      <table:table table:name="Casa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art 1</text:p>
          </table:table-cell>
          <table:table-cell table:number-columns-repeated="2"/>
          <table:table-cell office:value-type="string" calcext:value-type="string">
            <text:p>Part 2</text:p>
          </table:table-cell>
          <table:table-cell table:number-columns-repeated="2"/>
          <table:table-cell office:value-type="string" calcext:value-type="string">
            <text:p>Part 3</text:p>
          </table:table-cell>
          <table:table-cell table:number-columns-repeated="2"/>
          <table:table-cell office:value-type="string" calcext:value-type="string">
            <text:p>Part2</text:p>
          </table:table-cell>
          <table:table-cell office:value-type="string" calcext:value-type="string">
            <text:p>Part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3819" calcext:value-type="float">
            <text:p>0,00138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4704" calcext:value-type="float">
            <text:p>0,00147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236" calcext:value-type="float">
            <text:p>0,001236</text:p>
          </table:table-cell>
          <table:table-cell/>
          <table:table-cell office:value-type="float" office:value="0.0017117" calcext:value-type="float">
            <text:p>0,0017117</text:p>
          </table:table-cell>
          <table:table-cell office:value-type="float" office:value="0.0014775" calcext:value-type="float">
            <text:p>0,00147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28335" calcext:value-type="float">
            <text:p>0,012833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141117" calcext:value-type="float">
            <text:p>0,014111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115682" calcext:value-type="float">
            <text:p>0,0115682</text:p>
          </table:table-cell>
          <table:table-cell/>
          <table:table-cell office:value-type="float" office:value="0.0139805" calcext:value-type="float">
            <text:p>0,0139805</text:p>
          </table:table-cell>
          <table:table-cell office:value-type="float" office:value="0.0132012" calcext:value-type="float">
            <text:p>0,01320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18457" calcext:value-type="float">
            <text:p>0,51845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391628" calcext:value-type="float">
            <text:p>0,39162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296568" calcext:value-type="float">
            <text:p>0,296568</text:p>
          </table:table-cell>
          <table:table-cell/>
          <table:table-cell office:value-type="float" office:value="0.51274" calcext:value-type="float">
            <text:p>0,51274</text:p>
          </table:table-cell>
          <table:table-cell office:value-type="float" office:value="0.256493" calcext:value-type="float">
            <text:p>0,2564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03742" calcext:value-type="float">
            <text:p>4,0374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.61946" calcext:value-type="float">
            <text:p>3,6194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49403" calcext:value-type="float">
            <text:p>2,49403</text:p>
          </table:table-cell>
          <table:table-cell/>
          <table:table-cell office:value-type="float" office:value="4.37631" calcext:value-type="float">
            <text:p>4,37631</text:p>
          </table:table-cell>
          <table:table-cell office:value-type="float" office:value="2.12084" calcext:value-type="float">
            <text:p>2,1208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1.1972" calcext:value-type="float">
            <text:p>31,1972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6.9204" calcext:value-type="float">
            <text:p>26,9204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8.12806" calcext:value-type="float">
            <text:p>8,12806</text:p>
          </table:table-cell>
          <table:table-cell/>
          <table:table-cell office:value-type="float" office:value="30.4692" calcext:value-type="float">
            <text:p>30,4692</text:p>
          </table:table-cell>
          <table:table-cell office:value-type="float" office:value="6.89262" calcext:value-type="float">
            <text:p>6,89262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art1 com Part2</text:p>
          </table:table-cell>
          <table:table-cell table:number-columns-repeated="2"/>
          <table:table-cell office:value-type="string" calcext:value-type="string">
            <text:p>Part1 com Part3</text:p>
          </table:table-cell>
          <table:table-cell table:number-columns-repeated="2"/>
          <table:table-cell office:value-type="string" calcext:value-type="string">
            <text:p>Part2 com Parte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J3])/([.B3])" office:value-type="float" office:value="1.23865692162964" calcext:value-type="float">
            <text:p>1,23865692162964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3]/[.K3]" office:value-type="float" office:value="0.935296108291032" calcext:value-type="float">
            <text:p>0,93529610829103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J3]/[.K3]" office:value-type="float" office:value="1.15851099830795" calcext:value-type="float">
            <text:p>1,1585109983079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J4])/([.B4])" office:value-type="float" office:value="1.08937546265633" calcext:value-type="float">
            <text:p>1,0893754626563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B4]/[.K4]" office:value-type="float" office:value="0.972146471532891" calcext:value-type="float">
            <text:p>0,972146471532891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J4]/[.K4]" office:value-type="float" office:value="1.05903251219586" calcext:value-type="float">
            <text:p>1,05903251219586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[.J5])/([.B5])" office:value-type="float" office:value="0.98897304887387" calcext:value-type="float">
            <text:p>0,9889730488738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B5]/[.K5]" office:value-type="float" office:value="2.02133001680358" calcext:value-type="float">
            <text:p>2,02133001680358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5]/[.K5]" office:value-type="float" office:value="1.99904090949851" calcext:value-type="float">
            <text:p>1,9990409094985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J6])/([.B6])" office:value-type="float" office:value="1.08393726686845" calcext:value-type="float">
            <text:p>1,0839372668684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6]/[.K6]" office:value-type="float" office:value="1.90368910431716" calcext:value-type="float">
            <text:p>1,90368910431716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J6]/[.K6]" office:value-type="float" office:value="2.06347956470078" calcext:value-type="float">
            <text:p>2,06347956470078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([.J7])/([.B7])" office:value-type="float" office:value="0.976664572461631" calcext:value-type="float">
            <text:p>0,976664572461631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[.B7]/[.K7]" office:value-type="float" office:value="4.52617437200948" calcext:value-type="float">
            <text:p>4,52617437200948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[.J7]/[.K7]" office:value-type="float" office:value="4.42055415792543" calcext:value-type="float">
            <text:p>4,4205541579254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 style:data-style-name="N2" text:time-value="09:13:57.7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19-09-06T09:37:57.453000000</dc:date>
    <meta:editing-duration>PT5H12M31S</meta:editing-duration>
    <meta:editing-cycles>80</meta:editing-cycles>
    <meta:document-statistic meta:table-count="2" meta:cell-count="233" meta:object-count="0"/>
  </office:meta>
</office:document-meta>
</file>